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rsid="00223785" officeooo:paragraph-rsid="001b2055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3c40e" officeooo:paragraph-rsid="0023c40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4c46b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4c46b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4c46b" style:font-weight-asian="bold" style:font-weight-complex="bold"/>
    </style:style>
    <style:style style:name="T1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3c40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46668" style:font-size-asian="12pt" style:font-weight-asian="bold" style:font-size-complex="12pt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text:style-name="L1">
        <text:list-item>
          <text:p text:style-name="P2">None y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31:51.803000000</dc:date>
    <meta:editing-duration>PT4H27M51S</meta:editing-duration>
    <meta:editing-cycles>2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7" meta:non-whitespace-character-count="89"/>
  </office:meta>
</office:document-meta>
</file>